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ackground-color="transparent">
        <style:background-image/>
      </style:paragraph-properties>
    </style:style>
    <style:style style:name="P2" style:family="paragraph" style:parent-style-name="Text_20_body">
      <style:paragraph-properties fo:text-align="center" style:justify-single-word="false"/>
      <style:text-properties officeooo:rsid="001492d9" officeooo:paragraph-rsid="001492d9"/>
    </style:style>
    <style:style style:name="P3" style:family="paragraph" style:parent-style-name="Text_20_body">
      <style:paragraph-properties fo:text-align="justify" style:justify-single-word="false"/>
      <style:text-properties fo:color="#000000" fo:font-size="12pt" fo:font-style="normal" fo:font-weight="normal" officeooo:rsid="0021e5c7" officeooo:paragraph-rsid="00293050"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officeooo:paragraph-rsid="00256212"/>
    </style:style>
    <style:style style:name="P5" style:family="paragraph" style:parent-style-name="Text_20_body">
      <style:paragraph-properties fo:text-align="justify" style:justify-single-word="false"/>
      <style:text-properties officeooo:paragraph-rsid="00268a75"/>
    </style:style>
    <style:style style:name="P6" style:family="paragraph" style:parent-style-name="Text_20_body">
      <style:paragraph-properties fo:text-align="justify" style:justify-single-word="false"/>
      <style:text-properties officeooo:paragraph-rsid="00282a1b"/>
    </style:style>
    <style:style style:name="P7" style:family="paragraph" style:parent-style-name="Text_20_body">
      <style:paragraph-properties fo:text-align="justify" style:justify-single-word="false"/>
      <style:text-properties officeooo:paragraph-rsid="00293050"/>
    </style:style>
    <style:style style:name="P8" style:family="paragraph" style:parent-style-name="Heading_20_1">
      <style:paragraph-properties fo:text-align="center" style:justify-single-word="false"/>
      <style:text-properties officeooo:rsid="001492d9" officeooo:paragraph-rsid="001492d9"/>
    </style:style>
    <style:style style:name="P9" style:family="paragraph" style:parent-style-name="Heading_20_2">
      <style:paragraph-properties fo:text-align="justify" style:justify-single-word="false"/>
      <style:text-properties officeooo:rsid="001492d9"/>
    </style:style>
    <style:style style:name="T1" style:family="text">
      <style:text-properties fo:color="#000000" fo:font-size="12pt" fo:font-style="normal" fo:font-weight="bold" officeooo:rsid="00293050" style:font-size-asian="12pt" style:font-style-asian="normal" style:font-weight-asian="bold" style:font-size-complex="12pt" style:font-style-complex="normal" style:font-weight-complex="bold"/>
    </style:style>
    <style:style style:name="T2" style:family="text">
      <style:text-properties fo:color="#000000" fo:font-size="12pt" fo:font-style="normal" fo:font-weight="normal" officeooo:rsid="00293050" style:font-size-asian="12pt" style:font-style-asian="normal" style:font-weight-asian="normal" style:font-size-complex="12pt" style:font-style-complex="normal" style:font-weight-complex="normal"/>
    </style:style>
    <style:style style:name="T3" style:family="text">
      <style:text-properties officeooo:rsid="00256212"/>
    </style:style>
    <style:style style:name="T4" style:family="text">
      <style:text-properties fo:font-weight="bold" officeooo:rsid="00256212" style:font-weight-asian="bold" style:font-weight-complex="bold"/>
    </style:style>
    <style:style style:name="T5" style:family="text">
      <style:text-properties fo:font-weight="bold" officeooo:rsid="00268a75" style:font-weight-asian="bold" style:font-weight-complex="bold"/>
    </style:style>
    <style:style style:name="T6" style:family="text">
      <style:text-properties fo:font-weight="bold" officeooo:rsid="00282a1b" style:font-weight-asian="bold" style:font-weight-complex="bold"/>
    </style:style>
    <style:style style:name="T7" style:family="text">
      <style:text-properties officeooo:rsid="00266cfd"/>
    </style:style>
    <style:style style:name="T8" style:family="text">
      <style:text-properties officeooo:rsid="00268a75"/>
    </style:style>
    <style:style style:name="T9" style:family="text">
      <style:text-properties officeooo:rsid="002930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8" text:outline-level="1">Reporte 8. <text:span text:style-name="T3">Cambios realizados para mejorar el rendimiento del código.</text:span></text:h>
      <text:p text:style-name="P2"/>
      <text:p text:style-name="P2"/>
      <text:h text:style-name="P9" text:outline-level="2"><text:span text:style-name="T3">Cambios aplicados</text:span>.</text:h>
      <text:p text:style-name="P4"><text:span text:style-name="T3">A continuación, se especifican los cambios realizados para que el programa corra de una manera más rápida.</text:span></text:p>
      <text:p text:style-name="P4"><text:span text:style-name="T3"/></text:p>
      <text:p text:style-name="P4"><text:span text:style-name="T3">La variable</text:span><text:span text:style-name="T4"> iSeg</text:span><text:span text:style-name="T3"> no ha sobrepasado el valor de 255, por tal motivo, sería bueno cambiar el tipo de dato de </text:span><text:span text:style-name="T4">unsigned int</text:span><text:span text:style-name="T3"> a </text:span><text:span text:style-name="T4">unsigned char</text:span><text:span text:style-name="T3">. </text:span><text:span text:style-name="T7">En este caso, se a utilizado la propiedad de que cuando la memoria está escasa, o se necesita velocidad, se pueden utilizar tamaños de enteros más pequeños. Además, es una variable que se utiliza en ciclos, por tal motivo, la influencia de un pequeño cambio de este tipo se magnifica.</text:span></text:p>
      <text:p text:style-name="P4"><text:span text:style-name="T7"/></text:p>
      <text:p text:style-name="P5"><text:span text:style-name="T3">La variable</text:span><text:span text:style-name="T4"> </text:span><text:span text:style-name="T5">count</text:span><text:span text:style-name="T3"> no ha sobrepasado el valor de 255, por tal motivo, sería bueno cambiar el tipo de dato de </text:span><text:span text:style-name="T4">unsigned int</text:span><text:span text:style-name="T3"> a </text:span><text:span text:style-name="T4">unsigned char</text:span><text:span text:style-name="T3">. </text:span><text:span text:style-name="T7">En este caso, se a utilizado la propiedad de que cuando la memoria está escasa, o se necesita velocidad, se pueden utilizar tamaños de enteros más pequeños. Además, es una variable que se utiliza en ciclos, por tal motivo, la influencia de un pequeño cambio de este tipo se magnifica.</text:span></text:p>
      <text:p text:style-name="P5"><text:span text:style-name="T8"/></text:p>
      <text:p text:style-name="P6"><text:span text:style-name="T3">La variable</text:span><text:span text:style-name="T4"> </text:span><text:span text:style-name="T6">p</text:span><text:span text:style-name="T3"> no ha sobrepasado el valor de 255, por tal motivo, sería bueno cambiar el tipo de dato de </text:span><text:span text:style-name="T4">unsigned int</text:span><text:span text:style-name="T3"> a </text:span><text:span text:style-name="T4">unsigned char</text:span><text:span text:style-name="T3">. </text:span><text:span text:style-name="T7">En este caso, se a utilizado la propiedad de que cuando la memoria está escasa, o se necesita velocidad, se pueden utilizar tamaños de enteros más pequeños. Además, es una variable que se utiliza en ciclos, por tal motivo, la influencia de un pequeño cambio de este tipo se magnifica.</text:span></text:p>
      <text:p text:style-name="P6"><text:span text:style-name="T7"/></text:p>
      <text:p text:style-name="P7"><text:span text:style-name="T7"/></text:p>
      <text:p text:style-name="P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5-04T20:43:42</meta:creation-date>
    <dc:date>2014-05-23T14:39:43</dc:date>
    <dc:creator>daniel </dc:creator>
    <meta:editing-duration>PT16H51M28S</meta:editing-duration>
    <meta:editing-cycles>35</meta:editing-cycles>
    <meta:generator>LibreOffice/4.0.2.2$Linux_X86_64 LibreOffice_project/400m0$Build-2</meta:generator>
    <meta:document-statistic meta:table-count="0" meta:image-count="0" meta:object-count="0" meta:page-count="1" meta:paragraph-count="6" meta:word-count="257" meta:character-count="1454" meta:non-whitespace-character-count="1203"/>
  </office:meta>
</office:document-meta>
</file>